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57cm" style:rel-column-width="7157*"/>
    </style:style>
    <style:style style:name="Table1.B" style:family="table-column">
      <style:table-column-properties style:column-width="1.009cm" style:rel-column-width="3891*"/>
    </style:style>
    <style:style style:name="Table1.P" style:family="table-column">
      <style:table-column-properties style:column-width="1.012cm" style:rel-column-width="3904*"/>
    </style:style>
    <style:style style:name="Table1.1" style:family="table-row">
      <style:table-row-properties style:min-row-height="0.67cm"/>
    </style:style>
    <style:style style:name="Table1.A1" style:family="table-cell">
      <style:table-cell-properties fo:background-color="#00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L1" style:family="table-cell">
      <style:table-cell-properties fo:background-color="#00ccff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P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none" fo:border-top="none" fo:border-bottom="0.05pt solid #000000"/>
    </style:style>
    <style:style style:name="Table1.L3" style:family="table-cell">
      <style:table-cell-properties fo:padding="0.097cm" fo:border-left="0.05pt solid #000000" fo:border-right="none" fo:border-top="none" fo:border-bottom="0.05pt solid #000000"/>
    </style:style>
    <style:style style:name="Table1.M3" style:family="table-cell">
      <style:table-cell-properties fo:padding="0.097cm" fo:border-left="0.05pt solid #000000" fo:border-right="none" fo:border-top="none" fo:border-bottom="0.05pt solid #000000"/>
    </style:style>
    <style:style style:name="Table1.N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none" fo:border-top="none" fo:border-bottom="0.05pt solid #000000"/>
    </style:style>
    <style:style style:name="Table1.P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none" fo:border-top="none" fo:border-bottom="0.05pt solid #000000"/>
    </style:style>
    <style:style style:name="Table1.L4" style:family="table-cell">
      <style:table-cell-properties fo:padding="0.097cm" fo:border-left="0.05pt solid #000000" fo:border-right="none" fo:border-top="none" fo:border-bottom="0.05pt solid #000000"/>
    </style:style>
    <style:style style:name="Table1.M4" style:family="table-cell">
      <style:table-cell-properties fo:padding="0.097cm" fo:border-left="0.05pt solid #000000" fo:border-right="none" fo:border-top="none" fo:border-bottom="0.05pt solid #000000"/>
    </style:style>
    <style:style style:name="Table1.N4" style:family="table-cell">
      <style:table-cell-properties fo:padding="0.097cm" fo:border-left="0.05pt solid #000000" fo:border-right="none" fo:border-top="none" fo:border-bottom="0.05pt solid #000000"/>
    </style:style>
    <style:style style:name="Table1.O4" style:family="table-cell">
      <style:table-cell-properties fo:padding="0.097cm" fo:border-left="0.05pt solid #000000" fo:border-right="none" fo:border-top="none" fo:border-bottom="0.05pt solid #000000"/>
    </style:style>
    <style:style style:name="Table1.P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none" fo:border-top="none" fo:border-bottom="0.05pt solid #000000"/>
    </style:style>
    <style:style style:name="Table1.K5" style:family="table-cell">
      <style:table-cell-properties fo:padding="0.097cm" fo:border-left="0.05pt solid #000000" fo:border-right="none" fo:border-top="none" fo:border-bottom="0.05pt solid #000000"/>
    </style:style>
    <style:style style:name="Table1.L5" style:family="table-cell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0.05pt solid #000000" fo:border-right="none" fo:border-top="none" fo:border-bottom="0.05pt solid #000000"/>
    </style:style>
    <style:style style:name="Table1.N5" style:family="table-cell">
      <style:table-cell-properties fo:padding="0.097cm" fo:border-left="0.05pt solid #000000" fo:border-right="none" fo:border-top="none" fo:border-bottom="0.05pt solid #000000"/>
    </style:style>
    <style:style style:name="Table1.O5" style:family="table-cell">
      <style:table-cell-properties fo:padding="0.097cm" fo:border-left="0.05pt solid #000000" fo:border-right="none" fo:border-top="none" fo:border-bottom="0.05pt solid #000000"/>
    </style:style>
    <style:style style:name="Table1.P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Table1.L6" style:family="table-cell">
      <style:table-cell-properties fo:background-color="#00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none" fo:border-top="none" fo:border-bottom="0.05pt solid #000000"/>
    </style:style>
    <style:style style:name="Table1.I7" style:family="table-cell">
      <style:table-cell-properties fo:padding="0.097cm" fo:border-left="0.05pt solid #000000" fo:border-right="none" fo:border-top="none" fo:border-bottom="0.05pt solid #000000"/>
    </style:style>
    <style:style style:name="Table1.J7" style:family="table-cell">
      <style:table-cell-properties fo:padding="0.097cm" fo:border-left="0.05pt solid #000000" fo:border-right="none" fo:border-top="none" fo:border-bottom="0.05pt solid #000000"/>
    </style:style>
    <style:style style:name="Table1.K7" style:family="table-cell">
      <style:table-cell-properties fo:padding="0.097cm" fo:border-left="0.05pt solid #000000" fo:border-right="none" fo:border-top="none" fo:border-bottom="0.05pt solid #000000"/>
    </style:style>
    <style:style style:name="Table1.L7" style:family="table-cell">
      <style:table-cell-properties fo:padding="0.097cm" fo:border-left="0.05pt solid #000000" fo:border-right="none" fo:border-top="none" fo:border-bottom="0.05pt solid #000000"/>
    </style:style>
    <style:style style:name="Table1.M7" style:family="table-cell">
      <style:table-cell-properties fo:padding="0.097cm" fo:border-left="0.05pt solid #000000" fo:border-right="none" fo:border-top="none" fo:border-bottom="0.05pt solid #000000"/>
    </style:style>
    <style:style style:name="Table1.N7" style:family="table-cell">
      <style:table-cell-properties fo:padding="0.097cm" fo:border-left="0.05pt solid #000000" fo:border-right="none" fo:border-top="none" fo:border-bottom="0.05pt solid #000000"/>
    </style:style>
    <style:style style:name="Table1.O7" style:family="table-cell">
      <style:table-cell-properties fo:padding="0.097cm" fo:border-left="0.05pt solid #000000" fo:border-right="none" fo:border-top="none" fo:border-bottom="0.05pt solid #000000"/>
    </style:style>
    <style:style style:name="Table1.P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none" fo:border-top="none" fo:border-bottom="0.05pt solid #000000"/>
    </style:style>
    <style:style style:name="Table1.I8" style:family="table-cell">
      <style:table-cell-properties fo:padding="0.097cm" fo:border-left="0.05pt solid #000000" fo:border-right="none" fo:border-top="none" fo:border-bottom="0.05pt solid #000000"/>
    </style:style>
    <style:style style:name="Table1.J8" style:family="table-cell">
      <style:table-cell-properties fo:padding="0.097cm" fo:border-left="0.05pt solid #000000" fo:border-right="none" fo:border-top="none" fo:border-bottom="0.05pt solid #000000"/>
    </style:style>
    <style:style style:name="Table1.K8" style:family="table-cell">
      <style:table-cell-properties fo:padding="0.097cm" fo:border-left="0.05pt solid #000000" fo:border-right="none" fo:border-top="none" fo:border-bottom="0.05pt solid #000000"/>
    </style:style>
    <style:style style:name="Table1.L8" style:family="table-cell">
      <style:table-cell-properties fo:padding="0.097cm" fo:border-left="0.05pt solid #000000" fo:border-right="none" fo:border-top="none" fo:border-bottom="0.05pt solid #000000"/>
    </style:style>
    <style:style style:name="Table1.M8" style:family="table-cell">
      <style:table-cell-properties fo:padding="0.097cm" fo:border-left="0.05pt solid #000000" fo:border-right="none" fo:border-top="none" fo:border-bottom="0.05pt solid #000000"/>
    </style:style>
    <style:style style:name="Table1.N8" style:family="table-cell">
      <style:table-cell-properties fo:padding="0.097cm" fo:border-left="0.05pt solid #000000" fo:border-right="none" fo:border-top="none" fo:border-bottom="0.05pt solid #000000"/>
    </style:style>
    <style:style style:name="Table1.O8" style:family="table-cell">
      <style:table-cell-properties fo:padding="0.097cm" fo:border-left="0.05pt solid #000000" fo:border-right="none" fo:border-top="none" fo:border-bottom="0.05pt solid #000000"/>
    </style:style>
    <style:style style:name="Table1.P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none" fo:border-top="none" fo:border-bottom="0.05pt solid #000000"/>
    </style:style>
    <style:style style:name="Table1.I9" style:family="table-cell">
      <style:table-cell-properties fo:padding="0.097cm" fo:border-left="0.05pt solid #000000" fo:border-right="none" fo:border-top="none" fo:border-bottom="0.05pt solid #000000"/>
    </style:style>
    <style:style style:name="Table1.J9" style:family="table-cell">
      <style:table-cell-properties fo:padding="0.097cm" fo:border-left="0.05pt solid #000000" fo:border-right="none" fo:border-top="none" fo:border-bottom="0.05pt solid #000000"/>
    </style:style>
    <style:style style:name="Table1.K9" style:family="table-cell">
      <style:table-cell-properties fo:padding="0.097cm" fo:border-left="0.05pt solid #000000" fo:border-right="none" fo:border-top="none" fo:border-bottom="0.05pt solid #000000"/>
    </style:style>
    <style:style style:name="Table1.L9" style:family="table-cell">
      <style:table-cell-properties fo:padding="0.097cm" fo:border-left="0.05pt solid #000000" fo:border-right="none" fo:border-top="none" fo:border-bottom="0.05pt solid #000000"/>
    </style:style>
    <style:style style:name="Table1.M9" style:family="table-cell">
      <style:table-cell-properties fo:padding="0.097cm" fo:border-left="0.05pt solid #000000" fo:border-right="none" fo:border-top="none" fo:border-bottom="0.05pt solid #000000"/>
    </style:style>
    <style:style style:name="Table1.N9" style:family="table-cell">
      <style:table-cell-properties fo:padding="0.097cm" fo:border-left="0.05pt solid #000000" fo:border-right="none" fo:border-top="none" fo:border-bottom="0.05pt solid #000000"/>
    </style:style>
    <style:style style:name="Table1.O9" style:family="table-cell">
      <style:table-cell-properties fo:padding="0.097cm" fo:border-left="0.05pt solid #000000" fo:border-right="none" fo:border-top="none" fo:border-bottom="0.05pt solid #000000"/>
    </style:style>
    <style:style style:name="Table1.P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Serif" fo:language="en" fo:country="US" officeooo:rsid="00156a14" officeooo:paragraph-rsid="00156a14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Liberation Serif" officeooo:rsid="004ec4fc" officeooo:paragraph-rsid="00469f3c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Liberation Serif" fo:font-weight="bold" officeooo:rsid="0046b571" officeooo:paragraph-rsid="0046b57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Liberation Serif" fo:font-weight="bold" officeooo:rsid="0046b571" officeooo:paragraph-rsid="00469f3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position="0% 100%" style:font-name="Liberation Serif" fo:font-weight="bold" officeooo:rsid="00553e03" officeooo:paragraph-rsid="00553e0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Liberation Serif" officeooo:rsid="00553e03" officeooo:paragraph-rsid="00553e03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Liberation Serif" officeooo:rsid="00553e03" officeooo:paragraph-rsid="005a84de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Liberation Serif" officeooo:rsid="00469f3c" officeooo:paragraph-rsid="00469f3c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Liberation Serif" officeooo:rsid="0077ab84" officeooo:paragraph-rsid="0077ab84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Liberation Serif" fo:font-size="10pt" officeooo:rsid="0077ab84" officeooo:paragraph-rsid="0077ab84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normal" officeooo:rsid="001cc592" officeooo:paragraph-rsid="00469f3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normal" officeooo:rsid="0046b571" officeooo:paragraph-rsid="0053140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normal" officeooo:rsid="0046b571" officeooo:paragraph-rsid="0046b57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normal" officeooo:rsid="00239db7" officeooo:paragraph-rsid="00239db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normal" officeooo:rsid="0056522e" officeooo:paragraph-rsid="005652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normal" officeooo:rsid="005d4a52" officeooo:paragraph-rsid="005d4a5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normal" officeooo:rsid="003d2603" officeooo:paragraph-rsid="003d260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normal" officeooo:rsid="0059f941" officeooo:paragraph-rsid="006757b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normal" officeooo:rsid="0059f941" officeooo:paragraph-rsid="0069d11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normal" officeooo:rsid="006757bf" officeooo:paragraph-rsid="006757b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bold" officeooo:rsid="0046b571" officeooo:paragraph-rsid="0053140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bold" officeooo:rsid="0046b571" officeooo:paragraph-rsid="0046b57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bold" officeooo:rsid="00469f3c" officeooo:paragraph-rsid="00469f3c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style:font-name="Liberation Serif" fo:font-size="12pt" fo:language="en" fo:country="US" fo:font-weight="bold" officeooo:rsid="00156a14" officeooo:paragraph-rsid="00156a1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style:font-name="Liberation Serif" fo:font-size="12pt" fo:language="en" fo:country="US" officeooo:rsid="006a4d1c" officeooo:paragraph-rsid="006a4d1c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style:font-name="Liberation Serif" fo:font-size="12pt" fo:language="en" fo:country="US" officeooo:paragraph-rsid="00531404" style:font-size-asian="10.5pt" style:font-size-complex="12pt"/>
    </style:style>
    <style:style style:name="P27" style:family="paragraph" style:parent-style-name="Standard">
      <style:paragraph-properties fo:text-align="center" style:justify-single-word="false"/>
      <style:text-properties fo:color="#9900ff" style:font-name="Liberation Serif" fo:font-size="18pt" fo:language="en" fo:country="US" fo:font-weight="bold" officeooo:rsid="00469f3c" officeooo:paragraph-rsid="00469f3c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999999" style:font-name="Liberation Serif" fo:font-size="12pt" fo:language="en" fo:country="US" fo:font-weight="bold" officeooo:rsid="00156a14" officeooo:paragraph-rsid="00156a1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officeooo:rsid="00469f3c" officeooo:paragraph-rsid="00469f3c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weight="bold" officeooo:rsid="00469f3c" officeooo:paragraph-rsid="00469f3c" style:font-weight-asian="bold" style:font-weight-complex="bold"/>
    </style:style>
    <style:style style:name="P31" style:family="paragraph" style:parent-style-name="Standard">
      <style:paragraph-properties fo:text-align="justify" style:justify-single-word="false" fo:padding="0.049cm" fo:border="0.06pt solid #000000" style:shadow="none"/>
      <style:text-properties fo:color="#6666ff" style:text-position="0% 100%" style:font-name="Liberation Serif" fo:font-size="10pt" officeooo:rsid="00553e03" officeooo:paragraph-rsid="00553e03" style:font-size-asian="10pt" style:font-size-complex="10pt"/>
    </style:style>
    <style:style style:name="P32" style:family="paragraph" style:parent-style-name="Standard">
      <style:paragraph-properties fo:text-align="justify" style:justify-single-word="false" fo:padding="0.049cm" fo:border="0.06pt solid #000000" style:shadow="none"/>
      <style:text-properties fo:color="#6666ff" style:text-position="0% 100%" style:font-name="Liberation Serif" fo:font-size="10pt" fo:language="en" fo:country="US" fo:font-weight="normal" officeooo:rsid="0046b571" officeooo:paragraph-rsid="0046b571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padding="0.049cm" fo:border="0.06pt solid #000000" style:shadow="none"/>
      <style:text-properties fo:color="#6666ff" style:font-name="Liberation Serif" fo:font-size="10pt" fo:language="en" fo:country="US" fo:font-style="normal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padding="0.049cm" fo:border="0.06pt solid #000000" style:shadow="none"/>
      <style:text-properties fo:color="#6666ff" style:font-name="Liberation Serif" fo:font-size="10pt" fo:font-style="normal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padding="0.049cm" fo:border="0.06pt solid #000000" style:shadow="none"/>
      <style:text-properties fo:color="#6666ff" style:font-name="Liberation Serif" fo:font-size="10pt" fo:font-style="normal" officeooo:paragraph-rsid="00531404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padding="0.049cm" fo:border="0.06pt solid #000000" style:shadow="none"/>
      <style:text-properties fo:color="#6666ff" style:font-name="Liberation Serif" fo:font-size="10pt" style:font-size-asian="10pt" style:font-size-complex="10pt"/>
    </style:style>
    <style:style style:name="P37" style:family="paragraph" style:parent-style-name="Standard">
      <style:paragraph-properties fo:padding="0.049cm" fo:border="0.06pt solid #000000" style:shadow="none"/>
      <style:text-properties fo:color="#6666ff" style:font-name="Liberation Serif" fo:font-size="10pt" officeooo:rsid="00553e03" officeooo:paragraph-rsid="005a84de" style:font-size-asian="10pt" style:font-size-complex="10pt"/>
    </style:style>
    <style:style style:name="P38" style:family="paragraph" style:parent-style-name="Standard">
      <style:paragraph-properties fo:padding="0.049cm" fo:border="0.06pt solid #000000" style:shadow="none"/>
      <style:text-properties fo:color="#6666ff" style:font-name="Liberation Serif" fo:font-size="10pt" officeooo:paragraph-rsid="005a84de" style:font-size-asian="10pt" style:font-size-complex="10pt"/>
    </style:style>
    <style:style style:name="P39" style:family="paragraph" style:parent-style-name="Standard">
      <style:paragraph-properties fo:margin-top="0cm" fo:margin-bottom="0cm" loext:contextual-spacing="true" fo:text-align="justify" style:justify-single-word="false"/>
      <style:text-properties fo:color="#000000" style:text-position="0% 100%" style:font-name="Liberation Serif" fo:font-size="12pt" fo:language="en" fo:country="US" fo:font-weight="bold" officeooo:rsid="0046b571" officeooo:paragraph-rsid="005a84de" style:font-size-asian="10.5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fo:font-style="italic" officeooo:rsid="005d4a52" officeooo:paragraph-rsid="005d4a52" style:font-size-asian="10pt" style:font-style-asian="italic" style:font-size-complex="10pt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0pt" fo:font-style="italic" officeooo:rsid="005df10c" officeooo:paragraph-rsid="005df10c" style:font-size-asian="10pt" style:font-style-asian="italic" style:font-size-complex="10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0pt" officeooo:rsid="005df10c" officeooo:paragraph-rsid="005df10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0pt" officeooo:rsid="005d4a52" officeooo:paragraph-rsid="005d4a52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5d4a52" officeooo:paragraph-rsid="005d4a52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0pt" officeooo:rsid="0062c5c6" officeooo:paragraph-rsid="0062c5c6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0pt" officeooo:rsid="007a5f45" officeooo:paragraph-rsid="007a5f45" style:font-size-asian="10pt" style:font-size-complex="10pt"/>
    </style:style>
    <style:style style:name="P47" style:family="paragraph" style:parent-style-name="Standard" style:list-style-name="L1">
      <style:paragraph-properties fo:text-align="justify" style:justify-single-word="false"/>
      <style:text-properties style:font-name="Liberation Serif" officeooo:rsid="004ec4fc" officeooo:paragraph-rsid="004ec4fc"/>
    </style:style>
    <style:style style:name="P48" style:family="paragraph" style:parent-style-name="Standard" style:list-style-name="L1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4ec4fc" officeooo:paragraph-rsid="00583e4e" style:font-weight-asian="bold" style:font-weight-complex="bold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4ec4fc" officeooo:paragraph-rsid="004ec4fc" style:font-weight-asian="bold" style:font-weight-complex="bold"/>
    </style:style>
    <style:style style:name="P50" style:family="paragraph" style:parent-style-name="Standard" style:list-style-name="L1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4ec4fc" officeooo:paragraph-rsid="0057690c" style:font-weight-asian="bold" style:font-weight-complex="bold"/>
    </style:style>
    <style:style style:name="P51" style:family="paragraph" style:parent-style-name="Standard" style:list-style-name="L1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5141ba" officeooo:paragraph-rsid="00583e4e" style:font-weight-asian="bold" style:font-weight-complex="bold"/>
    </style:style>
    <style:style style:name="P52" style:family="paragraph" style:parent-style-name="Standard" style:list-style-name="L2">
      <style:paragraph-properties fo:text-align="justify" style:justify-single-word="false"/>
      <style:text-properties style:font-name="Liberation Serif" officeooo:paragraph-rsid="006a4d1c"/>
    </style:style>
    <style:style style:name="P53" style:family="paragraph" style:parent-style-name="Standard" style:list-style-name="L2">
      <style:paragraph-properties fo:text-align="justify" style:justify-single-word="false"/>
      <style:text-properties style:font-name="Liberation Serif" officeooo:rsid="006a4d1c" officeooo:paragraph-rsid="006a4d1c"/>
    </style:style>
    <style:style style:name="P54" style:family="paragraph" style:parent-style-name="Standard" style:list-style-name="L1">
      <style:paragraph-properties fo:text-align="justify" style:justify-single-word="false"/>
      <style:text-properties style:text-position="0% 100%" style:font-name="Liberation Serif" style:text-underline-style="none" fo:font-weight="normal" officeooo:rsid="004ec4fc" officeooo:paragraph-rsid="004ec4fc" style:font-weight-asian="normal" style:font-weight-complex="normal"/>
    </style:style>
    <style:style style:name="P55" style:family="paragraph" style:parent-style-name="Standard" style:list-style-name="L1">
      <style:paragraph-properties fo:text-align="justify" style:justify-single-word="false"/>
      <style:text-properties style:text-position="0% 100%" style:font-name="Liberation Serif" style:text-underline-style="none" fo:font-weight="normal" officeooo:rsid="004ec4fc" officeooo:paragraph-rsid="0057690c" style:font-weight-asian="normal" style:font-weight-complex="normal"/>
    </style:style>
    <style:style style:name="P56" style:family="paragraph" style:parent-style-name="Standard" style:list-style-name="L1">
      <style:paragraph-properties fo:text-align="justify" style:justify-single-word="false"/>
      <style:text-properties style:text-position="0% 100%" style:font-name="Liberation Serif" style:text-underline-style="solid" style:text-underline-width="auto" style:text-underline-color="font-color" fo:font-weight="bold" officeooo:rsid="004ec4fc" officeooo:paragraph-rsid="0057690c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text-position="0% 100%" style:font-name="Liberation Serif1" officeooo:rsid="0077ab84" officeooo:paragraph-rsid="0077ab84"/>
    </style:style>
    <style:style style:name="P58" style:family="paragraph" style:parent-style-name="Standard">
      <style:paragraph-properties fo:text-align="justify" style:justify-single-word="false"/>
      <style:text-properties style:text-position="0% 100%" style:font-name="Liberation Serif1" officeooo:rsid="0077ab84" officeooo:paragraph-rsid="0077ab84"/>
    </style:style>
    <style:style style:name="P59" style:family="paragraph" style:parent-style-name="Standard">
      <style:paragraph-properties fo:text-align="justify" style:justify-single-word="false"/>
      <style:text-properties style:text-position="0% 100%" style:font-name="Liberation Serif1" officeooo:rsid="007a5f45" officeooo:paragraph-rsid="007a5f45"/>
    </style:style>
    <style:style style:name="P60" style:family="paragraph" style:parent-style-name="Standard" style:list-style-name="L3">
      <style:paragraph-properties fo:text-align="justify" style:justify-single-word="false"/>
      <style:text-properties fo:color="#000000" style:font-name="Liberation Serif" fo:font-size="12pt" fo:language="en" fo:country="US" fo:font-weight="normal" officeooo:rsid="006a4d1c" officeooo:paragraph-rsid="006a4d1c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6666ff" style:font-name="Liberation Serif" fo:font-size="11pt" fo:font-style="normal" officeooo:rsid="005511ac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text-align="justify" style:justify-single-word="false"/>
      <style:text-properties fo:color="#6666ff" style:text-position="0% 100%" style:font-name="Liberation Serif" fo:font-size="11pt" fo:language="en" fo:country="US" fo:font-style="normal" fo:font-weight="normal" officeooo:rsid="004e98f0" officeooo:paragraph-rsid="005a84de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 fo:padding="0.049cm" fo:border="0.06pt solid #000000" style:shadow="none"/>
      <style:text-properties fo:color="#6666ff" style:text-position="0% 100%" style:font-name="Liberation Serif" fo:font-size="10pt" officeooo:rsid="00553e03" officeooo:paragraph-rsid="007c6c43" style:font-size-asian="10pt" style:font-size-complex="10pt"/>
    </style:style>
    <style:style style:name="P64" style:family="paragraph" style:parent-style-name="Standard">
      <style:paragraph-properties fo:margin-top="0cm" fo:margin-bottom="0cm" loext:contextual-spacing="true" fo:text-align="justify" style:justify-single-word="false"/>
      <style:text-properties fo:color="#000000" style:text-position="0% 100%" style:font-name="Liberation Serif" fo:font-size="12pt" fo:language="en" fo:country="US" fo:font-weight="bold" officeooo:rsid="007de5c3" officeooo:paragraph-rsid="007de5c3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margin-top="0cm" fo:margin-bottom="0cm" loext:contextual-spacing="true" fo:text-align="justify" style:justify-single-word="false"/>
      <style:text-properties fo:color="#000000" style:text-position="0% 100%" style:font-name="Liberation Serif" fo:font-size="12pt" fo:language="en" fo:country="US" fo:font-weight="normal" officeooo:rsid="007de5c3" officeooo:paragraph-rsid="007de5c3" style:font-size-asian="10.5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0pt" officeooo:rsid="007f98dd" officeooo:paragraph-rsid="007f98dd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0pt" officeooo:rsid="00829158" officeooo:paragraph-rsid="00829158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0pt" officeooo:rsid="0083ccc2" officeooo:paragraph-rsid="0083ccc2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0pt" officeooo:rsid="005d4a52" officeooo:paragraph-rsid="00863639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rsid="00863639" officeooo:paragraph-rsid="00863639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10pt" officeooo:rsid="00863639" officeooo:paragraph-rsid="00863639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10pt" officeooo:rsid="00874808" officeooo:paragraph-rsid="00874808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10pt" officeooo:rsid="008762a9" officeooo:paragraph-rsid="008762a9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10pt" officeooo:rsid="00886e63" officeooo:paragraph-rsid="00886e63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0pt" officeooo:rsid="008a700e" officeooo:paragraph-rsid="008a700e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0pt" officeooo:rsid="008c4e99" officeooo:paragraph-rsid="008c4e99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0pt" officeooo:rsid="008ccf69" officeooo:paragraph-rsid="008ccf69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size="10pt" officeooo:rsid="008e0ab5" officeooo:paragraph-rsid="008e0ab5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10pt" officeooo:rsid="008eb82c" officeooo:paragraph-rsid="008eb82c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" fo:font-size="10pt" officeooo:rsid="008fb9cd" officeooo:paragraph-rsid="008fb9cd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Liberation Serif" fo:font-size="10pt" officeooo:rsid="00907979" officeooo:paragraph-rsid="00907979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10pt" officeooo:rsid="00909215" officeooo:paragraph-rsid="00909215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5df10c" officeooo:paragraph-rsid="005df10c" style:font-size-asian="10pt" style:font-weight-asian="bold" style:font-size-complex="10pt" style:font-weight-complex="bold"/>
    </style:style>
    <style:style style:name="P84" style:family="paragraph">
      <style:paragraph-properties fo:text-align="center"/>
    </style:style>
    <style:style style:name="T1" style:family="text">
      <style:text-properties officeooo:rsid="00446427"/>
    </style:style>
    <style:style style:name="T2" style:family="text">
      <style:text-properties officeooo:rsid="00469f3c"/>
    </style:style>
    <style:style style:name="T3" style:family="text">
      <style:text-properties fo:color="#6666ff" style:text-position="0% 100%"/>
    </style:style>
    <style:style style:name="T4" style:family="text">
      <style:text-properties fo:color="#6666ff" style:text-position="0% 100%" style:text-underline-style="none" fo:font-weight="normal" officeooo:rsid="00469f3c" style:font-weight-asian="normal" style:font-weight-complex="normal"/>
    </style:style>
    <style:style style:name="T5" style:family="text">
      <style:text-properties fo:color="#6666ff" style:text-position="0% 100%" style:text-underline-style="none" fo:font-weight="normal" officeooo:rsid="00505780" style:font-weight-asian="normal" style:font-weight-complex="normal"/>
    </style:style>
    <style:style style:name="T6" style:family="text">
      <style:text-properties fo:color="#6666ff" style:text-position="0% 100%" style:text-underline-style="none" fo:font-weight="normal" officeooo:rsid="00583e4e" style:font-weight-asian="normal" style:font-weight-complex="normal"/>
    </style:style>
    <style:style style:name="T7" style:family="text">
      <style:text-properties officeooo:rsid="00173221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="Liberation Serif1"/>
    </style:style>
    <style:style style:name="T10" style:family="text">
      <style:text-properties style:text-position="sub 58%" officeooo:rsid="007c6c43"/>
    </style:style>
    <style:style style:name="T11" style:family="text">
      <style:text-properties style:text-position="sub 58%" officeooo:rsid="005d4a52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39db7"/>
    </style:style>
    <style:style style:name="T14" style:family="text">
      <style:text-properties style:text-position="0% 100%" officeooo:rsid="0046b571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officeooo:rsid="004ec4fc"/>
    </style:style>
    <style:style style:name="T17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position="0% 100%" style:text-underline-style="none"/>
    </style:style>
    <style:style style:name="T19" style:family="text">
      <style:text-properties style:text-position="0% 100%" style:text-underline-style="none" fo:font-weight="normal" style:font-weight-asian="normal" style:font-weight-complex="normal"/>
    </style:style>
    <style:style style:name="T20" style:family="text">
      <style:text-properties style:text-position="0% 100%" style:text-underline-style="none" fo:font-weight="normal" officeooo:rsid="00583e4e" style:font-weight-asian="normal" style:font-weight-complex="normal"/>
    </style:style>
    <style:style style:name="T21" style:family="text">
      <style:text-properties style:text-position="0% 100%" officeooo:rsid="00531404"/>
    </style:style>
    <style:style style:name="T22" style:family="text">
      <style:text-properties style:text-position="0% 100%" officeooo:rsid="005a84de"/>
    </style:style>
    <style:style style:name="T23" style:family="text">
      <style:text-properties style:text-position="0% 100%" officeooo:rsid="005c1983"/>
    </style:style>
    <style:style style:name="T24" style:family="text">
      <style:text-properties style:text-position="0% 100%" fo:font-weight="normal" officeooo:rsid="0046b571" style:font-weight-asian="normal" style:font-weight-complex="normal"/>
    </style:style>
    <style:style style:name="T25" style:family="text">
      <style:text-properties style:text-position="0% 100%" fo:font-weight="normal" officeooo:rsid="00531404" style:font-weight-asian="normal" style:font-weight-complex="normal"/>
    </style:style>
    <style:style style:name="T26" style:family="text">
      <style:text-properties style:text-position="0% 100%" officeooo:rsid="007de5c3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font-name="Liberation Serif1"/>
    </style:style>
    <style:style style:name="T29" style:family="text">
      <style:text-properties officeooo:rsid="0046b571"/>
    </style:style>
    <style:style style:name="T30" style:family="text">
      <style:text-properties officeooo:rsid="0048aef3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4e98f0" style:font-style-asian="normal" style:font-style-complex="normal"/>
    </style:style>
    <style:style style:name="T33" style:family="text">
      <style:text-properties fo:font-style="normal" officeooo:rsid="005511ac" style:font-style-asian="normal" style:font-style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4e98f0" style:font-style-asian="normal" style:font-weight-asian="bold" style:font-style-complex="normal" style:font-weight-complex="bold"/>
    </style:style>
    <style:style style:name="T36" style:family="text">
      <style:text-properties officeooo:rsid="00531404"/>
    </style:style>
    <style:style style:name="T37" style:family="text">
      <style:text-properties officeooo:rsid="00553e03"/>
    </style:style>
    <style:style style:name="T38" style:family="text">
      <style:text-properties fo:color="#000000" style:text-position="0% 100%" style:text-underline-style="none" fo:font-weight="normal" officeooo:rsid="00583e4e" style:font-weight-asian="normal" style:font-weight-complex="normal"/>
    </style:style>
    <style:style style:name="T39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40" style:family="text">
      <style:text-properties fo:color="#000000" fo:font-size="12pt" fo:language="en" fo:country="US" fo:font-weight="bold" officeooo:rsid="006a4d1c" style:font-size-asian="12pt" style:font-weight-asian="bold" style:font-size-complex="12pt" style:font-weight-complex="bold"/>
    </style:style>
    <style:style style:name="T41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42" style:family="text">
      <style:text-properties fo:color="#000000" fo:font-size="12pt" fo:language="en" fo:country="US" fo:font-weight="normal" officeooo:rsid="006a4d1c" style:font-size-asian="12pt" style:font-weight-asian="normal" style:font-size-complex="12pt" style:font-weight-complex="normal"/>
    </style:style>
    <style:style style:name="T43" style:family="text">
      <style:text-properties fo:color="#000000" fo:font-size="12pt" fo:language="en" fo:country="US" fo:font-weight="normal" officeooo:rsid="006eaca0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fo:font-weight="normal" officeooo:rsid="00763bd9" style:font-size-asian="12pt" style:font-weight-asian="normal" style:font-size-complex="12pt" style:font-weight-complex="normal"/>
    </style:style>
    <style:style style:name="T45" style:family="text">
      <style:text-properties fo:color="#000000" fo:font-size="12pt" fo:language="en" fo:country="US" fo:font-weight="normal" officeooo:rsid="007c6c43" style:font-size-asian="12pt" style:font-weight-asian="normal" style:font-size-complex="12pt" style:font-weight-complex="normal"/>
    </style:style>
    <style:style style:name="T46" style:family="text">
      <style:text-properties officeooo:rsid="0059f941"/>
    </style:style>
    <style:style style:name="T47" style:family="text">
      <style:text-properties officeooo:rsid="005a84de"/>
    </style:style>
    <style:style style:name="T48" style:family="text">
      <style:text-properties officeooo:rsid="005fabf5"/>
    </style:style>
    <style:style style:name="T49" style:family="text">
      <style:text-properties officeooo:rsid="00615298"/>
    </style:style>
    <style:style style:name="T50" style:family="text">
      <style:text-properties officeooo:rsid="0061ac7c"/>
    </style:style>
    <style:style style:name="T51" style:family="text">
      <style:text-properties officeooo:rsid="0066af2b"/>
    </style:style>
    <style:style style:name="T52" style:family="text">
      <style:text-properties officeooo:rsid="006757bf"/>
    </style:style>
    <style:style style:name="T53" style:family="text">
      <style:text-properties officeooo:rsid="0069d11d"/>
    </style:style>
    <style:style style:name="T54" style:family="text">
      <style:text-properties officeooo:rsid="006eaca0"/>
    </style:style>
    <style:style style:name="T55" style:family="text">
      <style:text-properties officeooo:rsid="006ff06e"/>
    </style:style>
    <style:style style:name="T56" style:family="text">
      <style:text-properties style:font-name="Liberation Serif1"/>
    </style:style>
    <style:style style:name="T57" style:family="text">
      <style:text-properties style:font-name="Liberation Serif1" fo:font-weight="bold" style:font-weight-asian="bold" style:font-weight-complex="bold"/>
    </style:style>
    <style:style style:name="T58" style:family="text">
      <style:text-properties style:font-name="Liberation Serif1" fo:font-weight="normal" style:font-weight-asian="normal" style:font-weight-complex="normal"/>
    </style:style>
    <style:style style:name="T59" style:family="text">
      <style:text-properties officeooo:rsid="007c6c43"/>
    </style:style>
    <style:style style:name="T60" style:family="text">
      <style:text-properties officeooo:rsid="00818171"/>
    </style:style>
    <style:style style:name="T61" style:family="text">
      <style:text-properties officeooo:rsid="0084a268"/>
    </style:style>
    <style:style style:name="T62" style:family="text">
      <style:text-properties officeooo:rsid="0084fc9d"/>
    </style:style>
    <style:style style:name="T63" style:family="text">
      <style:text-properties officeooo:rsid="005d4a52"/>
    </style:style>
    <style:style style:name="T64" style:family="text">
      <style:text-properties officeooo:rsid="0093d012"/>
    </style:style>
    <style:style style:name="T65" style:family="text">
      <style:text-properties officeooo:rsid="0094faa2"/>
    </style:style>
    <style:style style:name="fr1" style:family="graphic" style:parent-style-name="Formula">
      <style:graphic-properties style:vertical-pos="from-top" style:vertical-rel="page" style:horizontal-pos="center" style:horizontal-rel="pag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color="#808080" draw:fill="solid" draw:fill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2" svg:y="21.922cm" svg:width="13.021cm" svg:height="0.937cm" draw:z-index="1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ct2" text:anchor-type="page" text:anchor-page-number="2" svg:y="23.37cm" svg:width="8.551cm" svg:height="0.529cm" draw:z-index="2">
        <draw:object xlink:href="./Object 2" xlink:type="simple" xlink:show="embed" xlink:actuate="onLoad"/>
        <draw:image xlink:href="./ObjectReplacements/Object 2" xlink:type="simple" xlink:show="embed" xlink:actuate="onLoad"/>
      </draw:frame>
      <text:p text:style-name="P27">Anisoplanatism model investig<text:span text:style-name="T30">a</text:span>tions</text:p>
      <text:p text:style-name="P28">Olivier Beltramo-Martin, <text:span text:style-name="T7">Carlos M. Correia</text:span></text:p>
      <text:p text:style-name="P28"/>
      <text:p text:style-name="P28">2017-0<text:span text:style-name="T2">5</text:span>-<text:span text:style-name="T2">11</text:span></text:p>
      <text:p text:style-name="P28"><draw:line text:anchor-type="paragraph" draw:z-index="0" draw:style-name="gr1" draw:text-style-name="P84" svg:x1="-0.025cm" svg:y1="0.519cm" svg:x2="17.178cm" svg:y2="0.519cm"><text:p/></draw:line></text:p>
      <text:p text:style-name="P28"/>
      <text:p text:style-name="P24">1. Purpose</text:p>
      <text:p text:style-name="P11"/>
      <text:p text:style-name="P29"><text:span text:style-name="T13">W</text:span><text:span text:style-name="T12">e aim in this KASP note </text:span><text:span text:style-name="T16">at</text:span><text:span text:style-name="T12"> describ</text:span><text:span text:style-name="T16">ing</text:span><text:span text:style-name="T12"> the method</text:span><text:span text:style-name="T16">s</text:span><text:span text:style-name="T12"> </text:span><text:span text:style-name="T16">deployed</text:span><text:span text:style-name="T12"> so far to get the anisoplanatisms filter (both focal and angular) using theoretical <text:s/>or simulation approaches. </text:span><text:span text:style-name="T14"><text:s/></text:span><text:span text:style-name="T16">We've compared different techniques which are all designed to provide an “OTF ratio”; the ratio between the OTF diffraction limit (OTFDL) </text:span><text:span text:style-name="T23">including</text:span><text:span text:style-name="T16"> anisoplanatism and OTFDL :</text:span></text:p>
      <text:p text:style-name="P2"/>
      <text:list xml:id="list2360583457342321302" text:style-name="L1">
        <text:list-item>
          <text:p text:style-name="P47"><text:span text:style-name="T17">End-to-end simulation:</text:span><text:span text:style-name="T12"> using OOMAO, we propagate two sources located at a given separation through an atmosphere associated to a telescope. We then collect phase screens for both sources and derive the auto-covariance of the phase difference which feeds a routine providing the OTF. </text:span></text:p>
          <text:p text:style-name="P54"/>
        </text:list-item>
        <text:list-item>
          <text:p text:style-name="P48"><text:span text:style-name="T12">Zonal derivation:</text:span><text:span text:style-name="T18"> </text:span><text:span text:style-name="T19">The auto/cross-covariance matrices are calculated from the atmosphere parameters through the point-wise integral calculation of the covariance between two sampled phase points. </text:span><text:span text:style-name="T20">T</text:span><text:span text:style-name="T19">he </text:span><text:span text:style-name="T20">auto-covariance of the anisoplanatic phase</text:span><text:span text:style-name="T19"> is </text:span><text:span text:style-name="T20">thus </text:span><text:span text:style-name="T19">coming from </text:span><text:span text:style-name="T20">the sum of phase auto-covariance for both sources, minus twice the cross-correlation </text:span><text:span text:style-name="T19">(</text:span><text:span text:style-name="T4">[F</text:span><text:span text:style-name="T5">usco</text:span><text:span text:style-name="T4">200</text:span><text:span text:style-name="T5">0</text:span><text:span text:style-name="T4">]</text:span><text:span text:style-name="T19">) </text:span><text:span text:style-name="T20">. This anisoplanatic covariance </text:span><text:span text:style-name="T19">is the input of a routine taking this <text:s/>expression for providing the OTF.</text:span></text:p>
          <text:p text:style-name="P54"/>
        </text:list-item>
        <text:list-item>
          <text:p text:style-name="P49"><text:span text:style-name="T12">Flicker's method</text:span><text:span text:style-name="T19">: We explore the Flicker's method (</text:span><text:span text:style-name="T4">[Flicker2008]</text:span><text:span text:style-name="T19">) that describes a generalized expression between the anisoplanati</text:span><text:span text:style-name="T20">c</text:span><text:span text:style-name="T19"> phase structure function as function of the atmosphere </text:span><text:span text:style-name="T20">and</text:span><text:span text:style-name="T19"> the geometry of the problem. </text:span><text:span text:style-name="T20">Contrary to the zonal approach; actually the Flicker's one is zonal as well; we derive directly the OTF from the structure function without expressing the covariance.</text:span></text:p>
          <text:p text:style-name="P56"/>
        </text:list-item>
        <text:list-item>
          <text:p text:style-name="P50"><text:span text:style-name="T12">Zernike derivation:</text:span><text:span text:style-name="T19"> We calculate the phase auto-covariance and cross-covariance between the two sources in the Zernike domain using OOMAO routines, based on the atmosphere+telescope definitions and a given number of modes. </text:span><text:span text:style-name="T20">The anisoplanatic covariance is derived as the way as it's done for the zonal approach.</text:span></text:p>
          <text:p text:style-name="P55"/>
        </text:list-item>
        <text:list-item>
          <text:p text:style-name="P51"><text:span text:style-name="T12">Spatial frequencies approach:</text:span><text:span text:style-name="T19"> the angular anisoplanatism is yielded into the Fourier domain </text:span><text:span text:style-name="T20">by derivating its PSD based on works from </text:span><text:span text:style-name="T19"><text:s/></text:span><text:span text:style-name="T20">From </text:span><text:span text:style-name="T6">[Rigaut1998]. </text:span><text:span text:style-name="T38">Assuming the spatial stationarity of the phase, the covariance is calculated as the Fourier transform of this PSD allowing to derive the OTF in a straightforward fashion.</text:span></text:p>
        </text:list-item>
      </text:list>
      <text:p text:style-name="P4"/>
      <text:p text:style-name="P3">2. <text:span text:style-name="T36">Filters implementation</text:span></text:p>
      <text:p text:style-name="P21"><text:span text:style-name="T36">2</text:span>.<text:span text:style-name="T36">1</text:span> <text:span text:style-name="T32">Simulated filter</text:span></text:p>
      <text:p text:style-name="P12"/>
      <text:p text:style-name="P26"><text:span text:style-name="T24">The </text:span><text:span text:style-name="T25">anisoplanatism covariance</text:span><text:span text:style-name="T24"> is evaluated in simulating the electric field propagation of two sources (any location and height), </text:span><text:span text:style-name="T25">respectively src the on-axis source and gsRef the off-axis source,</text:span><text:span text:style-name="T24"> propagated through the atmosphere and telescope. </text:span><text:span text:style-name="T25">The following scheme is repeated along 1000 temporally independent frames. Fonction draw(tel) allows to renew phase screens for each defined altitude that are following a Kolmogorov statistics with a given set of (r0,L0). </text:span></text:p>
      <text:p text:style-name="P25"><text:soft-page-break/>This method should provide the more accurate ATF considering two main restrictions:</text:p>
      <text:list xml:id="list1343529089030080934" text:style-name="L2">
        <text:list-item>
          <text:p text:style-name="P52"><text:span text:style-name="T40">The convergence: </text:span><text:span text:style-name="T42">we need to accumulate enough independent phase screens for ensuring </text:span><text:span text:style-name="T45">the</text:span><text:span text:style-name="T42"> covariance matrix </text:span><text:span text:style-name="T45">to converge</text:span><text:span text:style-name="T42">. In this work 1000 frames </text:span><text:span text:style-name="T45">has looked</text:span><text:span text:style-name="T42"> quite sufficient.</text:span></text:p>
        </text:list-item>
        <text:list-item>
          <text:p text:style-name="P53"><text:span text:style-name="T39">The phase sampling</text:span><text:span text:style-name="T41">: we</text:span><text:span text:style-name="T45">'ve</text:span><text:span text:style-name="T41"> sampled the phase </text:span><text:span text:style-name="T43">in the pupil </text:span><text:span text:style-name="T41">using 81 pixels. </text:span><text:span text:style-name="T44">Less on that leads to miss higher spatial frequencies to 1/2d with d=D/(#pixel-1) and introducing a fitting error. </text:span></text:p>
        </text:list-item>
      </text:list>
      <text:list xml:id="list2898334744829949300" text:style-name="L3">
        <text:list-header>
          <text:p text:style-name="P60"/>
        </text:list-header>
      </text:list>
      <text:p text:style-name="P33">draw(tel);</text:p>
      <text:p text:style-name="P34">gsRef<text:tab/>= gsRef.*tel;</text:p>
      <text:p text:style-name="P34">phOff<text:tab/>= gsRef.meanRmPhase;</text:p>
      <text:p text:style-name="P34">src<text:tab/>= src.*tel;</text:p>
      <text:p text:style-name="P34">phOn<text:tab/>= src.meanRmPhase;</text:p>
      <text:p text:style-name="P34">phAni<text:tab/>= phOff - phOn;</text:p>
      <text:p text:style-name="P34">Csimu<text:tab/><text:span text:style-name="T36">= </text:span>Csimu + phAni(:)*phAni(:)' ;</text:p>
      <text:p text:style-name="P34">otf<text:span text:style-name="T36">DL<text:tab/></text:span>= psfrTools.zonalCovarianceToOtf(0*Csimu,npsf,D,pitch,tel.pupilLogical,src.wavelength); <text:s text:c="3"/></text:p>
      <text:p text:style-name="P35">ATF<text:tab/>= psfrTools.zonalCovarianceToOtf(Csimu,npsf,D,pitch,tel.pupilLogical,src.wavelength)./<text:span text:style-name="T36">otfDL</text:span>;</text:p>
      <text:p text:style-name="P61"/>
      <text:p text:style-name="P5">2.<text:span text:style-name="T47">2</text:span> Zonal derivation</text:p>
      <text:p text:style-name="P6"/>
      <text:p text:style-name="P9">The anisoplanatic phase is defined as:</text:p>
      <text:p text:style-name="P10"><text:span text:style-name="T56">φ</text:span><text:span text:style-name="T9">Δ</text:span><text:span text:style-name="T56">(</text:span><text:span text:style-name="T57">r</text:span><text:span text:style-name="T56">) = φ</text:span><text:span text:style-name="T9">1</text:span><text:span text:style-name="T56">(</text:span><text:span text:style-name="T57">r</text:span><text:span text:style-name="T56">) – φ</text:span><text:span text:style-name="T9">2</text:span><text:span text:style-name="T56">(</text:span><text:span text:style-name="T57">r</text:span><text:span text:style-name="T56">),</text:span></text:p>
      <text:p text:style-name="P57">introducing the anisoplanatic covariance as:</text:p>
      <text:p text:style-name="P10"><text:span text:style-name="T56">C</text:span><text:span text:style-name="T9">Δ</text:span><text:span text:style-name="T56">(</text:span><text:span text:style-name="T57">ρ</text:span><text:span text:style-name="T56">) = &lt;φ</text:span><text:span text:style-name="T9">Δ</text:span><text:span text:style-name="T56">(</text:span><text:span text:style-name="T57">r</text:span><text:span text:style-name="T56">)φ</text:span><text:span text:style-name="T9">Δ</text:span><text:span text:style-name="T28">*</text:span><text:span text:style-name="T56">(</text:span><text:span text:style-name="T57">r</text:span><text:span text:style-name="T58">+</text:span><text:span text:style-name="T57">ρ</text:span><text:span text:style-name="T56">)&gt; = &lt;φ</text:span><text:span text:style-name="T9">1</text:span><text:span text:style-name="T56">(</text:span><text:span text:style-name="T57">r</text:span><text:span text:style-name="T56">)φ</text:span><text:span text:style-name="T9">2</text:span><text:span text:style-name="T28">*</text:span><text:span text:style-name="T56">(</text:span><text:span text:style-name="T57">r</text:span><text:span text:style-name="T58">+</text:span><text:span text:style-name="T57">ρ</text:span><text:span text:style-name="T56">)&gt; + &lt;φ</text:span><text:span text:style-name="T9">1</text:span><text:span text:style-name="T56">(</text:span><text:span text:style-name="T57">r</text:span><text:span text:style-name="T56">)φ</text:span><text:span text:style-name="T9">2</text:span><text:span text:style-name="T28">*</text:span><text:span text:style-name="T56">(</text:span><text:span text:style-name="T57">r</text:span><text:span text:style-name="T58">+</text:span><text:span text:style-name="T57">ρ</text:span><text:span text:style-name="T56">)&gt; - <text:s/>&lt;φ</text:span><text:span text:style-name="T9">1</text:span><text:span text:style-name="T56">(</text:span><text:span text:style-name="T57">r</text:span><text:span text:style-name="T56">)φ</text:span><text:span text:style-name="T9">2</text:span><text:span text:style-name="T28">*</text:span><text:span text:style-name="T56">(</text:span><text:span text:style-name="T57">r</text:span><text:span text:style-name="T58">+</text:span><text:span text:style-name="T57">ρ</text:span><text:span text:style-name="T56">)&gt; - <text:s/>&lt;φ</text:span><text:span text:style-name="T9">2</text:span><text:span text:style-name="T56">(</text:span><text:span text:style-name="T57">r</text:span><text:span text:style-name="T56">)φ</text:span><text:span text:style-name="T9">1</text:span><text:span text:style-name="T28">*</text:span><text:span text:style-name="T56">(</text:span><text:span text:style-name="T57">r</text:span><text:span text:style-name="T58">+</text:span><text:span text:style-name="T57">ρ</text:span><text:span text:style-name="T56">)&gt; <text:s text:c="3"/></text:span></text:p>
      <text:p text:style-name="P10"><text:span text:style-name="T56">= C</text:span><text:span text:style-name="T9">11</text:span><text:span text:style-name="T56">(</text:span><text:span text:style-name="T57">ρ</text:span><text:span text:style-name="T56">) + C</text:span><text:span text:style-name="T9">22</text:span><text:span text:style-name="T56">(</text:span><text:span text:style-name="T57">ρ</text:span><text:span text:style-name="T56">) – C</text:span><text:span text:style-name="T9">12</text:span><text:span text:style-name="T56">(</text:span><text:span text:style-name="T57">ρ</text:span><text:span text:style-name="T56">) – C</text:span><text:span text:style-name="T9">21</text:span><text:span text:style-name="T56">(</text:span><text:span text:style-name="T57">ρ</text:span><text:span text:style-name="T56">),<text:tab/><text:tab/><text:tab/><text:tab/><text:tab/><text:tab/><text:tab/></text:span></text:p>
      <text:p text:style-name="P58"/>
      <text:p text:style-name="P59">where the covariance matrices involved here can be produced analytically by integration of the phase <text:span text:style-name="T59">resolution elements couples </text:span>along <text:span text:style-name="T59">altitude layers. In the case of focal anisoplanatism, C</text:span><text:span text:style-name="T10">11</text:span><text:span text:style-name="T59"> and C</text:span><text:span text:style-name="T10">22</text:span><text:span text:style-name="T59"> are different in describing the phase through respectively a cylinder and a cone.</text:span></text:p>
      <text:p text:style-name="P59"/>
      <text:p text:style-name="P63">C<text:span text:style-name="T59">22</text:span><text:tab/><text:tab/>= phaseStats.spatioAngularCovarianceMatrix(npt,D,atm,gsRef,'mask',tel.pupilLogical);</text:p>
      <text:p text:style-name="P31"><text:span text:style-name="T54">[</text:span>C<text:span text:style-name="T59">11</text:span>,C<text:span text:style-name="T59">12</text:span>]<text:tab/>= phaseStats.spatioAngularCovarianceMatrix(npt,D,atm,src,gsRef,'mask',tel.pupilLogical);</text:p>
      <text:p text:style-name="P36">Czonal <text:tab/><text:tab/>= C<text:span text:style-name="T59">11</text:span> <text:span text:style-name="T59">+ C22</text:span> – C<text:span text:style-name="T59">12</text:span>{1} - <text:span text:style-name="T46">C12{1}'</text:span>;</text:p>
      <text:p text:style-name="P36">otf<text:span text:style-name="T37">DL</text:span> <text:s text:c="2"/><text:tab/><text:tab/>= psfrTools.zonalCovarianceToOtf(0*Czonal,npsf,D,pitch,<text:span text:style-name="T37">tel.pupilLogical</text:span>,src.wavelength);</text:p>
      <text:p text:style-name="P36">AT<text:span text:style-name="T37">F<text:tab/><text:tab/></text:span>= psfrTools.zonalCovarianceToOtf(Czonal,npsf,D,pitch,<text:span text:style-name="T37">tel.pupilLogical</text:span>,src.wavelength)./otf<text:span text:style-name="T37">DL</text:span>;</text:p>
      <text:p text:style-name="P6"/>
      <text:p text:style-name="P6"/>
      <text:p text:style-name="P30"><text:span text:style-name="T21">2.</text:span><text:span text:style-name="T22">3</text:span><text:span text:style-name="T12"> </text:span><text:span text:style-name="T21">Flicker's method</text:span></text:p>
      <text:p text:style-name="P8"/>
      <text:p text:style-name="P29"><text:span text:style-name="T12">Flicker has proposed in </text:span><text:span text:style-name="T3">[Flicker2008]</text:span><text:span text:style-name="T12"> a generalized expression of the anisoplanati</text:span><text:span text:style-name="T26">c</text:span><text:span text:style-name="T12"> phase structure function D</text:span><text:span text:style-name="T8">Δ</text:span><text:span text:style-name="T12">(</text:span><text:span text:style-name="T15">ρ</text:span><text:span text:style-name="T12">,</text:span><text:span text:style-name="T15">x</text:span><text:span text:style-name="T12">,</text:span><text:span text:style-name="T15">θ</text:span><text:span text:style-name="T12">) for finite altitude sources and atmospheres described by a C</text:span><text:span text:style-name="T8">n</text:span><text:span text:style-name="T27">2</text:span><text:span text:style-name="T12">(h) profile and an outer scale value:</text:span></text:p>
      <text:p text:style-name="P8"/>
      <text:p text:style-name="P8"/>
      <text:p text:style-name="P14"/>
      <text:p text:style-name="P22"/>
      <text:p text:style-name="P22"/>
      <text:p text:style-name="P65"/>
      <text:p text:style-name="P64"/>
      <text:p text:style-name="P39"><text:span text:style-name="T36">2</text:span>.<text:span text:style-name="T47">4</text:span> <text:span text:style-name="T33">Zernike derivation</text:span></text:p>
      <text:p text:style-name="P7"/>
      <text:p text:style-name="P37">nm<text:tab/><text:tab/>= 100;</text:p>
      <text:p text:style-name="P38">zer<text:span text:style-name="T37">n<text:tab/><text:tab/></text:span>= zernike(2:nm,'resolution',npt,'D',D,'pupil',tel.pupil);</text:p>
      <text:p text:style-name="P38">otf<text:span text:style-name="T37">DL</text:span><text:tab/><text:tab/>= psfrTools.modes2Otf(zeros(nm-1),zern.modes,zern.pupil,npsf,1); <text:s text:c="2"/></text:p>
      <text:p text:style-name="P38"><text:soft-page-break/>Czz_<text:span text:style-name="T37">auto<text:tab/></text:span>= phaseStats.zernikeCovariance(zern,atm);</text:p>
      <text:p text:style-name="P38"><text:span text:style-name="T37">C</text:span>zz_<text:span text:style-name="T37">cross<text:tab/></text:span>= phaseStats.zernikeAngularCovariance(zern,atm,[src,gsRef]);</text:p>
      <text:p text:style-name="P38">Cz<text:span text:style-name="T37">z</text:span>an<text:span text:style-name="T37">i<text:tab/><text:tab/></text:span>= 2*Czz_<text:span text:style-name="T37">auto</text:span> – Czz_<text:span text:style-name="T37">cross - Czz_cross'</text:span>;</text:p>
      <text:p text:style-name="P38">ATF<text:tab/><text:tab/>= psfrTools.modes2Otf(C<text:span text:style-name="T37">z</text:span>zani,zern.modes,zern.pupil,npsf,1,'Vii')./<text:span text:style-name="T37">otfDL</text:span>;</text:p>
      <text:p text:style-name="P62"><text:s text:c="2"/></text:p>
      <text:p text:style-name="P15"><text:span text:style-name="T35">2.</text:span><text:span text:style-name="T34">5.</text:span><text:span text:style-name="T31"> </text:span><text:span text:style-name="T34">Spatial frequencies approach</text:span></text:p>
      <text:p text:style-name="P13"/>
      <text:p text:style-name="P16">We've based this calculation on the spatialFrequencyAdaptiveOptics library included into OOMAO that delivers directly the anisoplanatic PSD as derived by [Rigaut1998].</text:p>
      <text:p text:style-name="P32">n <text:s text:c="2"/><text:tab/><text:tab/>= 101;</text:p>
      <text:p text:style-name="P36">fao <text:tab/><text:tab/>= spatialFrequencyAdaptiveOptics(tel,atm,n,0,0,1e-3,0,2*n,'Rigaut',0,0);</text:p>
      <text:p text:style-name="P36">ps <text:s/><text:tab/><text:tab/>= 2*fao.fc/size(fao.fx,1);</text:p>
      <text:p text:style-name="P36">fao.src <text:s text:c="6"/><text:tab/>= src;</text:p>
      <text:p text:style-name="P36">psdAniso <text:s text:c="4"/><text:tab/>= fao.anisoplanatismPSD(); <text:s/></text:p>
      <text:p text:style-name="P36">ATFtmp<text:tab/><text:span text:style-name="T55">=</text:span> fftshift(abs(fourierTools.psd2otf(psdAniso,ps))); <text:s text:c="3"/></text:p>
      <text:p text:style-name="P36">ATF<text:span text:style-name="T55">fourier<text:tab/>=</text:span> psfrTools.interpolate(ATFtmp,npsf).*otfDL./otfDL;</text:p>
      <text:p text:style-name="P13"/>
      <text:p text:style-name="P22">4. Results</text:p>
      <text:p text:style-name="P14"/>
      <text:p text:style-name="P14"/>
      <table:table table:name="Table1" table:style-name="Table1">
        <table:table-column table:style-name="Table1.A"/>
        <table:table-column table:style-name="Table1.B" table:number-columns-repeated="14"/>
        <table:table-column table:style-name="Table1.P"/>
        <table:table-row table:style-name="Table1.1">
          <table:table-cell table:style-name="Table1.A1" office:value-type="string">
            <text:p text:style-name="P40">NGS aniso</text:p>
          </table:table-cell>
          <table:table-cell table:style-name="Table1.A1" table:number-columns-spanned="5" office:value-type="string">
            <text:p text:style-name="P43">0”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43">20”</text:p>
          </table:table-cell>
          <table:covered-table-cell/>
          <table:covered-table-cell/>
          <table:covered-table-cell/>
          <table:covered-table-cell/>
          <table:table-cell table:style-name="Table1.L1" table:number-columns-spanned="5" office:value-type="string">
            <text:p text:style-name="P43">40”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1">method</text:p>
          </table:table-cell>
          <table:table-cell table:style-name="Table1.A2" office:value-type="string">
            <text:p text:style-name="P83">S<text:span text:style-name="T48">im</text:span></text:p>
          </table:table-cell>
          <table:table-cell table:style-name="Table1.A2" office:value-type="string">
            <text:p text:style-name="P83">Zo<text:span text:style-name="T50">n</text:span></text:p>
          </table:table-cell>
          <table:table-cell table:style-name="Table1.A2" office:value-type="string">
            <text:p text:style-name="P83">F<text:span text:style-name="T50">li</text:span></text:p>
          </table:table-cell>
          <table:table-cell table:style-name="Table1.A2" office:value-type="string">
            <text:p text:style-name="P83">Zer</text:p>
          </table:table-cell>
          <table:table-cell table:style-name="Table1.A2" office:value-type="string">
            <text:p text:style-name="P83">PSD</text:p>
          </table:table-cell>
          <table:table-cell table:style-name="Table1.A2" office:value-type="string">
            <text:p text:style-name="P83">S<text:span text:style-name="T48">im</text:span></text:p>
          </table:table-cell>
          <table:table-cell table:style-name="Table1.A2" office:value-type="string">
            <text:p text:style-name="P83">Zo<text:span text:style-name="T50">n</text:span></text:p>
          </table:table-cell>
          <table:table-cell table:style-name="Table1.A2" office:value-type="string">
            <text:p text:style-name="P83">F<text:span text:style-name="T50">li</text:span></text:p>
          </table:table-cell>
          <table:table-cell table:style-name="Table1.A2" office:value-type="string">
            <text:p text:style-name="P83">Zer</text:p>
          </table:table-cell>
          <table:table-cell table:style-name="Table1.A2" office:value-type="string">
            <text:p text:style-name="P83">PSD</text:p>
          </table:table-cell>
          <table:table-cell table:style-name="Table1.A2" office:value-type="string">
            <text:p text:style-name="P83">S<text:span text:style-name="T49">im</text:span></text:p>
          </table:table-cell>
          <table:table-cell table:style-name="Table1.A2" office:value-type="string">
            <text:p text:style-name="P83">Zo<text:span text:style-name="T50">n</text:span></text:p>
          </table:table-cell>
          <table:table-cell table:style-name="Table1.A2" office:value-type="string">
            <text:p text:style-name="P83">F<text:span text:style-name="T50">li</text:span></text:p>
          </table:table-cell>
          <table:table-cell table:style-name="Table1.A2" office:value-type="string">
            <text:p text:style-name="P83">Zer</text:p>
          </table:table-cell>
          <table:table-cell table:style-name="Table1.P2" office:value-type="string">
            <text:p text:style-name="P83">PSD</text:p>
          </table:table-cell>
        </table:table-row>
        <table:table-row table:style-name="Table1.1">
          <table:table-cell table:style-name="Table1.A3" office:value-type="string">
            <text:p text:style-name="P44">L<text:span text:style-name="T8">0</text:span> = <text:span text:style-name="T62">100</text:span></text:p>
          </table:table-cell>
          <table:table-cell table:style-name="Table1.B3" office:value-type="string">
            <text:p text:style-name="P45">1</text:p>
          </table:table-cell>
          <table:table-cell table:style-name="Table1.C3" office:value-type="string">
            <text:p text:style-name="P45">1</text:p>
          </table:table-cell>
          <table:table-cell table:style-name="Table1.D3" office:value-type="string">
            <text:p text:style-name="P45">1</text:p>
          </table:table-cell>
          <table:table-cell table:style-name="Table1.E3" office:value-type="string">
            <text:p text:style-name="P45">1</text:p>
          </table:table-cell>
          <table:table-cell table:style-name="Table1.F3" office:value-type="string">
            <text:p text:style-name="P45">1</text:p>
          </table:table-cell>
          <table:table-cell table:style-name="Table1.G3" office:value-type="string">
            <text:p text:style-name="P73">0.455</text:p>
          </table:table-cell>
          <table:table-cell table:style-name="Table1.H3" office:value-type="string">
            <text:p text:style-name="P73">0.450</text:p>
          </table:table-cell>
          <table:table-cell table:style-name="Table1.I3" office:value-type="string">
            <text:p text:style-name="P73">0.449</text:p>
          </table:table-cell>
          <table:table-cell table:style-name="Table1.J3" office:value-type="string">
            <text:p text:style-name="P73">0.504</text:p>
          </table:table-cell>
          <table:table-cell table:style-name="Table1.K3" office:value-type="string">
            <text:p text:style-name="P73">0.484</text:p>
          </table:table-cell>
          <table:table-cell table:style-name="Table1.L3" office:value-type="string">
            <text:p text:style-name="P74">0.185</text:p>
          </table:table-cell>
          <table:table-cell table:style-name="Table1.M3" office:value-type="string">
            <text:p text:style-name="P74">0.178</text:p>
          </table:table-cell>
          <table:table-cell table:style-name="Table1.N3" office:value-type="string">
            <text:p text:style-name="P74">0.177</text:p>
          </table:table-cell>
          <table:table-cell table:style-name="Table1.O3" office:value-type="string">
            <text:p text:style-name="P74">0.200</text:p>
          </table:table-cell>
          <table:table-cell table:style-name="Table1.P3" office:value-type="string">
            <text:p text:style-name="P74">0.213</text:p>
          </table:table-cell>
        </table:table-row>
        <table:table-row table:style-name="Table1.1">
          <table:table-cell table:style-name="Table1.A5" office:value-type="string">
            <text:p text:style-name="P69">L<text:span text:style-name="T8">0</text:span> = 50</text:p>
          </table:table-cell>
          <table:table-cell table:style-name="Table1.B5" office:value-type="string">
            <text:p text:style-name="P45">1</text:p>
          </table:table-cell>
          <table:table-cell table:style-name="Table1.C5" office:value-type="string">
            <text:p text:style-name="P45">1</text:p>
          </table:table-cell>
          <table:table-cell table:style-name="Table1.D5" office:value-type="string">
            <text:p text:style-name="P45">1</text:p>
          </table:table-cell>
          <table:table-cell table:style-name="Table1.E5" office:value-type="string">
            <text:p text:style-name="P45">1</text:p>
          </table:table-cell>
          <table:table-cell table:style-name="Table1.F5" office:value-type="string">
            <text:p text:style-name="P45">1</text:p>
          </table:table-cell>
          <table:table-cell table:style-name="Table1.G5" office:value-type="string">
            <text:p text:style-name="P45">0.47<text:span text:style-name="T64">9</text:span></text:p>
          </table:table-cell>
          <table:table-cell table:style-name="Table1.H5" office:value-type="string">
            <text:p text:style-name="P45">0.467</text:p>
          </table:table-cell>
          <table:table-cell table:style-name="Table1.I5" office:value-type="string">
            <text:p text:style-name="P45">0.466</text:p>
          </table:table-cell>
          <table:table-cell table:style-name="Table1.J5" office:value-type="string">
            <text:p text:style-name="P45">0.<text:span text:style-name="T64">522</text:span></text:p>
          </table:table-cell>
          <table:table-cell table:style-name="Table1.K5" office:value-type="string">
            <text:p text:style-name="P45">0.494</text:p>
          </table:table-cell>
          <table:table-cell table:style-name="Table1.L5" office:value-type="string">
            <text:p text:style-name="P46">0.<text:span text:style-name="T65">195</text:span></text:p>
          </table:table-cell>
          <table:table-cell table:style-name="Table1.M5" office:value-type="string">
            <text:p text:style-name="P46">0.19<text:span text:style-name="T65">4</text:span></text:p>
          </table:table-cell>
          <table:table-cell table:style-name="Table1.N5" office:value-type="string">
            <text:p text:style-name="P46">0.19<text:span text:style-name="T65">4</text:span></text:p>
          </table:table-cell>
          <table:table-cell table:style-name="Table1.O5" office:value-type="string">
            <text:p text:style-name="P46">0.2<text:span text:style-name="T65">1</text:span>9</text:p>
          </table:table-cell>
          <table:table-cell table:style-name="Table1.P5" office:value-type="string">
            <text:p text:style-name="P46">0.22<text:span text:style-name="T65">6</text:span></text:p>
          </table:table-cell>
        </table:table-row>
        <table:table-row table:style-name="Table1.1">
          <table:table-cell table:style-name="Table1.A5" office:value-type="string">
            <text:p text:style-name="P70"><text:span text:style-name="T63">L</text:span><text:span text:style-name="T11">0</text:span> = 10</text:p>
          </table:table-cell>
          <table:table-cell table:style-name="Table1.B5" office:value-type="string">
            <text:p text:style-name="P71">1</text:p>
          </table:table-cell>
          <table:table-cell table:style-name="Table1.C5" office:value-type="string">
            <text:p text:style-name="P71">1</text:p>
          </table:table-cell>
          <table:table-cell table:style-name="Table1.D5" office:value-type="string">
            <text:p text:style-name="P71">1</text:p>
          </table:table-cell>
          <table:table-cell table:style-name="Table1.E5" office:value-type="string">
            <text:p text:style-name="P71">1</text:p>
          </table:table-cell>
          <table:table-cell table:style-name="Table1.F5" office:value-type="string">
            <text:p text:style-name="P71">1</text:p>
          </table:table-cell>
          <table:table-cell table:style-name="Table1.G5" office:value-type="string">
            <text:p text:style-name="P72">0.634</text:p>
          </table:table-cell>
          <table:table-cell table:style-name="Table1.H5" office:value-type="string">
            <text:p text:style-name="P72">0.627</text:p>
          </table:table-cell>
          <table:table-cell table:style-name="Table1.I5" office:value-type="string">
            <text:p text:style-name="P72">0.626</text:p>
          </table:table-cell>
          <table:table-cell table:style-name="Table1.J5" office:value-type="string">
            <text:p text:style-name="P72">0.695</text:p>
          </table:table-cell>
          <table:table-cell table:style-name="Table1.K5" office:value-type="string">
            <text:p text:style-name="P72">0.636</text:p>
          </table:table-cell>
          <table:table-cell table:style-name="Table1.L5" office:value-type="string">
            <text:p text:style-name="P75">0.442</text:p>
          </table:table-cell>
          <table:table-cell table:style-name="Table1.M5" office:value-type="string">
            <text:p text:style-name="P75">0.433</text:p>
          </table:table-cell>
          <table:table-cell table:style-name="Table1.N5" office:value-type="string">
            <text:p text:style-name="P75">0.432</text:p>
          </table:table-cell>
          <table:table-cell table:style-name="Table1.O5" office:value-type="string">
            <text:p text:style-name="P75">0.478</text:p>
          </table:table-cell>
          <table:table-cell table:style-name="Table1.P5" office:value-type="string">
            <text:p text:style-name="P75">0.446</text:p>
          </table:table-cell>
        </table:table-row>
        <table:table-row table:style-name="Table1.1">
          <table:table-cell table:style-name="Table1.A6" office:value-type="string">
            <text:p text:style-name="P40">LGS aniso</text:p>
          </table:table-cell>
          <table:table-cell table:style-name="Table1.A6" table:number-columns-spanned="5" office:value-type="string">
            <text:p text:style-name="P42">0”</text:p>
          </table:table-cell>
          <table:covered-table-cell/>
          <table:covered-table-cell/>
          <table:covered-table-cell/>
          <table:covered-table-cell/>
          <table:table-cell table:style-name="Table1.A6" table:number-columns-spanned="5" office:value-type="string">
            <text:p text:style-name="P42">20”</text:p>
          </table:table-cell>
          <table:covered-table-cell/>
          <table:covered-table-cell/>
          <table:covered-table-cell/>
          <table:covered-table-cell/>
          <table:table-cell table:style-name="Table1.L6" table:number-columns-spanned="5" office:value-type="string">
            <text:p text:style-name="P42">40”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69">L<text:span text:style-name="T8">0</text:span> = <text:span text:style-name="T62">100</text:span></text:p>
          </table:table-cell>
          <table:table-cell table:style-name="Table1.B7" office:value-type="string">
            <text:p text:style-name="P81">0.806</text:p>
          </table:table-cell>
          <table:table-cell table:style-name="Table1.C7" office:value-type="string">
            <text:p text:style-name="P81">0.792</text:p>
          </table:table-cell>
          <table:table-cell table:style-name="Table1.D7" office:value-type="string">
            <text:p text:style-name="P81">0.797</text:p>
          </table:table-cell>
          <table:table-cell table:style-name="Table1.E7" office:value-type="string">
            <text:p text:style-name="P81">0.843</text:p>
          </table:table-cell>
          <table:table-cell table:style-name="Table1.F7" office:value-type="string">
            <text:p text:style-name="P67">x</text:p>
          </table:table-cell>
          <table:table-cell table:style-name="Table1.G7" office:value-type="string">
            <text:p text:style-name="P79">0.444</text:p>
          </table:table-cell>
          <table:table-cell table:style-name="Table1.H7" office:value-type="string">
            <text:p text:style-name="P79">0.438</text:p>
          </table:table-cell>
          <table:table-cell table:style-name="Table1.I7" office:value-type="string">
            <text:p text:style-name="P79">0.437</text:p>
          </table:table-cell>
          <table:table-cell table:style-name="Table1.J7" office:value-type="string">
            <text:p text:style-name="P79">0.458</text:p>
          </table:table-cell>
          <table:table-cell table:style-name="Table1.K7" office:value-type="string">
            <text:p text:style-name="P67">x</text:p>
          </table:table-cell>
          <table:table-cell table:style-name="Table1.L7" office:value-type="string">
            <text:p text:style-name="P76">0.192</text:p>
          </table:table-cell>
          <table:table-cell table:style-name="Table1.M7" office:value-type="string">
            <text:p text:style-name="P76">0.187</text:p>
          </table:table-cell>
          <table:table-cell table:style-name="Table1.N7" office:value-type="string">
            <text:p text:style-name="P76">0.187</text:p>
          </table:table-cell>
          <table:table-cell table:style-name="Table1.O7" office:value-type="string">
            <text:p text:style-name="P76">0.203</text:p>
          </table:table-cell>
          <table:table-cell table:style-name="Table1.P7" office:value-type="string">
            <text:p text:style-name="P67">x</text:p>
          </table:table-cell>
        </table:table-row>
        <table:table-row table:style-name="Table1.1">
          <table:table-cell table:style-name="Table1.A8" office:value-type="string">
            <text:p text:style-name="P69">L<text:span text:style-name="T8">0</text:span> = 50</text:p>
          </table:table-cell>
          <table:table-cell table:style-name="Table1.B8" office:value-type="string">
            <text:p text:style-name="P66">0.818</text:p>
          </table:table-cell>
          <table:table-cell table:style-name="Table1.C8" office:value-type="string">
            <text:p text:style-name="P66">0.808</text:p>
          </table:table-cell>
          <table:table-cell table:style-name="Table1.D8" office:value-type="string">
            <text:p text:style-name="P66">0.<text:span text:style-name="T61">812</text:span></text:p>
          </table:table-cell>
          <table:table-cell table:style-name="Table1.E8" office:value-type="string">
            <text:p text:style-name="P66">0.<text:span text:style-name="T60">859</text:span></text:p>
          </table:table-cell>
          <table:table-cell table:style-name="Table1.F8" office:value-type="string">
            <text:p text:style-name="P66">x</text:p>
          </table:table-cell>
          <table:table-cell table:style-name="Table1.G8" office:value-type="string">
            <text:p text:style-name="P68">0.465</text:p>
          </table:table-cell>
          <table:table-cell table:style-name="Table1.H8" office:value-type="string">
            <text:p text:style-name="P68">0.459</text:p>
          </table:table-cell>
          <table:table-cell table:style-name="Table1.I8" office:value-type="string">
            <text:p text:style-name="P68">0.458</text:p>
          </table:table-cell>
          <table:table-cell table:style-name="Table1.J8" office:value-type="string">
            <text:p text:style-name="P68">0.480</text:p>
          </table:table-cell>
          <table:table-cell table:style-name="Table1.K8" office:value-type="string">
            <text:p text:style-name="P66">x</text:p>
          </table:table-cell>
          <table:table-cell table:style-name="Table1.L8" office:value-type="string">
            <text:p text:style-name="P77">0.210</text:p>
          </table:table-cell>
          <table:table-cell table:style-name="Table1.M8" office:value-type="string">
            <text:p text:style-name="P77">0.205</text:p>
          </table:table-cell>
          <table:table-cell table:style-name="Table1.N8" office:value-type="string">
            <text:p text:style-name="P77">0.205</text:p>
          </table:table-cell>
          <table:table-cell table:style-name="Table1.O8" office:value-type="string">
            <text:p text:style-name="P77">0.222</text:p>
          </table:table-cell>
          <table:table-cell table:style-name="Table1.P8" office:value-type="string">
            <text:p text:style-name="P66">x</text:p>
          </table:table-cell>
        </table:table-row>
        <table:table-row table:style-name="Table1.1">
          <table:table-cell table:style-name="Table1.A9" office:value-type="string">
            <text:p text:style-name="P70"><text:span text:style-name="T63">L</text:span><text:span text:style-name="T11">0</text:span> = 10</text:p>
          </table:table-cell>
          <table:table-cell table:style-name="Table1.B9" office:value-type="string">
            <text:p text:style-name="P82">0.867</text:p>
          </table:table-cell>
          <table:table-cell table:style-name="Table1.C9" office:value-type="string">
            <text:p text:style-name="P82">0.858</text:p>
          </table:table-cell>
          <table:table-cell table:style-name="Table1.D9" office:value-type="string">
            <text:p text:style-name="P82">0.861</text:p>
          </table:table-cell>
          <table:table-cell table:style-name="Table1.E9" office:value-type="string">
            <text:p text:style-name="P82">0.910</text:p>
          </table:table-cell>
          <table:table-cell table:style-name="Table1.F9" office:value-type="string">
            <text:p text:style-name="P78">x</text:p>
          </table:table-cell>
          <table:table-cell table:style-name="Table1.G9" office:value-type="string">
            <text:p text:style-name="P80">0.635</text:p>
          </table:table-cell>
          <table:table-cell table:style-name="Table1.H9" office:value-type="string">
            <text:p text:style-name="P80">0.625</text:p>
          </table:table-cell>
          <table:table-cell table:style-name="Table1.I9" office:value-type="string">
            <text:p text:style-name="P80">0.623</text:p>
          </table:table-cell>
          <table:table-cell table:style-name="Table1.J9" office:value-type="string">
            <text:p text:style-name="P80">0.665</text:p>
          </table:table-cell>
          <table:table-cell table:style-name="Table1.K9" office:value-type="string">
            <text:p text:style-name="P78">x</text:p>
          </table:table-cell>
          <table:table-cell table:style-name="Table1.L9" office:value-type="string">
            <text:p text:style-name="P78">0.443</text:p>
          </table:table-cell>
          <table:table-cell table:style-name="Table1.M9" office:value-type="string">
            <text:p text:style-name="P78">0.439</text:p>
          </table:table-cell>
          <table:table-cell table:style-name="Table1.N9" office:value-type="string">
            <text:p text:style-name="P78">0.438</text:p>
          </table:table-cell>
          <table:table-cell table:style-name="Table1.O9" office:value-type="string">
            <text:p text:style-name="P78">0.473</text:p>
          </table:table-cell>
          <table:table-cell table:style-name="Table1.P9" office:value-type="string">
            <text:p text:style-name="P78">x</text:p>
          </table:table-cell>
        </table:table-row>
      </table:table>
      <text:p text:style-name="P14"/>
      <text:p text:style-name="P14"/>
      <text:p text:style-name="P14"/>
      <text:p text:style-name="P23"><text:span text:style-name="T29">5</text:span>. References</text:p>
      <text:p text:style-name="P17">[Flicker2008]:<text:tab/>R. Flicker, “PSF reconstruction for Keck AO Phase 1 Final Report”, internal report.</text:p>
      <text:p text:style-name="P18">[Fusco2000]:<text:tab/><text:span text:style-name="T52">T. Fusco et al, “Characterization of adaptive optics point spread function for</text:span></text:p>
      <text:p text:style-name="P20"><text:tab/><text:tab/>anisoplanatic imaging. Application to stellar field deconvolution”, A&amp;A, 2000</text:p>
      <text:p text:style-name="P19">[Rigaut1<text:span text:style-name="T51">99</text:span>8]:<text:tab/><text:span text:style-name="T53">F. Rigaut et al., “An analytical model for Shack-Hartmann-based adaptive optics <text:tab/><text:tab/><text:tab/>systems”, SPIE 199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Serif" fo:language="en" fo:country="US" officeooo:rsid="00156a14" officeooo:paragraph-rsid="00156a14"/>
    </style:style>
    <style:style style:name="MT1" style:family="text">
      <style:text-properties officeooo:rsid="00446427"/>
    </style:style>
    <style:style style:name="MT2" style:family="text">
      <style:text-properties officeooo:rsid="00469f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<text:span text:style-name="MT1">A</text:span>SP Technical Note #<text:span text:style-name="MT2">2</text:span><text:tab/><text:tab/>Beltramo-Martin et al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Olivier</meta:initial-creator>
    <meta:creation-date>2017-04-25T14:56:29.412237691</meta:creation-date>
    <dc:date>2017-07-27T12:39:12.079308786</dc:date>
    <dc:creator>MARTIN Olivier</dc:creator>
    <meta:editing-duration>P1DT9H27M</meta:editing-duration>
    <meta:editing-cycles>94</meta:editing-cycles>
    <meta:generator>LibreOffice/4.3.7.2$Linux_X86_64 LibreOffice_project/430$Build-2</meta:generator>
    <meta:document-statistic meta:table-count="1" meta:image-count="0" meta:object-count="2" meta:page-count="3" meta:paragraph-count="189" meta:word-count="907" meta:character-count="6594" meta:non-whitespace-character-count="5802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D</mi>
              <mi>Δ</mi>
            </msub>
            <mrow>
              <mrow>
                <mo fence="true" stretchy="false">(</mo>
                <mrow>
                  <mrow>
                    <mstyle mathvariant="bold">
                      <mi mathvariant="normal">ρ</mi>
                    </mstyle>
                    <mi>,</mi>
                    <mstyle mathvariant="bold">
                      <mi>x</mi>
                    </mstyle>
                    <mi>,</mi>
                    <mstyle mathvariant="bold">
                      <mi>θ</mi>
                    </mstyle>
                  </mrow>
                </mrow>
                <mo fence="true" stretchy="false">)</mo>
              </mrow>
              <mo stretchy="false">=</mo>
              <mn>0.12184</mn>
            </mrow>
            <msup>
              <mi>k</mi>
              <mn>2</mn>
            </msup>
            <msubsup>
              <mi>L</mi>
              <mn>0</mn>
              <mrow>
                <mn>5</mn>
                <mo stretchy="false">/</mo>
                <mn>3</mn>
              </mrow>
            </msubsup>
            <mrow>
              <msubsup>
                <mo stretchy="false">∫</mo>
                <mn>0</mn>
                <mi>H</mi>
              </msubsup>
              <msubsup>
                <mi mathvariant="italic">dzC</mi>
                <mi>n</mi>
                <mn>2</mn>
              </msubsup>
            </mrow>
            <mrow>
              <mo fence="true" stretchy="false">(</mo>
              <mrow>
                <mi>z</mi>
              </mrow>
              <mo fence="true" stretchy="false">)</mo>
            </mrow>
            <mi mathvariant="normal">@</mi>
            <mn>2</mn>
            <mi>I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I</mi>
            </mrow>
            <mrow>
              <mrow>
                <mo fence="true" stretchy="false">(</mo>
                <mrow>
                  <mrow>
                    <msub>
                      <mi>f</mi>
                      <mn>0</mn>
                    </msub>
                    <mi mathvariant="normal">ρ</mi>
                  </mrow>
                </mrow>
                <mo fence="true" stretchy="false">)</mo>
              </mrow>
              <mo stretchy="false">−</mo>
              <mi>I</mi>
            </mrow>
            <mrow>
              <mrow>
                <mo fence="true" stretchy="false">(</mo>
                <mrow>
                  <mrow>
                    <msub>
                      <mi>f</mi>
                      <mn>0</mn>
                    </msub>
                    <mi mathvariant="normal">ρ</mi>
                    <mrow>
                      <mo fence="true" stretchy="false">(</mo>
                      <mrow>
                        <mrow>
                          <mn>1</mn>
                          <mo stretchy="false">−</mo>
                          <mi mathvariant="normal">γ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I</mi>
            </mrow>
            <mrow>
              <mo fence="true" stretchy="false">(</mo>
              <mrow>
                <mrow>
                  <msub>
                    <mi>f</mi>
                    <mn>0</mn>
                  </msub>
                  <mrow>
                    <mo fence="true" stretchy="false">|</mo>
                    <mrow>
                      <mrow>
                        <mrow>
                          <mstyle mathvariant="bold">
                            <mi mathvariant="normal">ρ</mi>
                          </mstyle>
                          <mo stretchy="false">−</mo>
                          <mi mathvariant="normal">γ</mi>
                        </mrow>
                        <mrow>
                          <mstyle mathvariant="bold">
                            <mi>x</mi>
                          </mstyle>
                          <mo stretchy="false">+</mo>
                          <mi>z</mi>
                        </mrow>
                        <mstyle mathvariant="bold">
                          <mi mathvariant="normal">θ</mi>
                        </mstyle>
                      </mrow>
                    </mrow>
                    <mo fence="true" stretchy="false">|</mo>
                  </mrow>
                </mrow>
              </mrow>
              <mo fence="true" stretchy="false">)</mo>
            </mrow>
          </mrow>
        </mtd>
      </mtr>
      <mtr>
        <mtd>
          <mrow>
            <mrow>
              <mo stretchy="false">−</mo>
              <mi>I</mi>
            </mrow>
            <mrow>
              <mrow>
                <mo fence="true" stretchy="false">(</mo>
                <mrow>
                  <mrow>
                    <msub>
                      <mi>f</mi>
                      <mn>0</mn>
                    </msub>
                    <mrow>
                      <mo fence="true" stretchy="false">|</mo>
                      <mrow>
                        <mrow>
                          <mi mathvariant="normal">γ</mi>
                          <mrow>
                            <mstyle mathvariant="bold">
                              <mi>x</mi>
                            </mstyle>
                            <mo stretchy="false">−</mo>
                            <mi>z</mi>
                          </mrow>
                          <mstyle mathvariant="bold">
                            <mi mathvariant="normal">θ</mi>
                          </mstyle>
                        </mrow>
                      </mrow>
                      <mo fence="true" stretchy="false">|</mo>
                    </mrow>
                  </mrow>
                </mrow>
                <mo fence="true" stretchy="false">)</mo>
              </mrow>
              <mo stretchy="false">−</mo>
              <mi>I</mi>
            </mrow>
            <mrow>
              <mrow>
                <mo fence="true" stretchy="false">(</mo>
                <mrow>
                  <mrow>
                    <msub>
                      <mi>f</mi>
                      <mn>0</mn>
                    </msub>
                    <mrow>
                      <mo fence="true" stretchy="false">|</mo>
                      <mrow>
                        <mrow>
                          <mi mathvariant="normal">γ</mi>
                          <mrow>
                            <mrow>
                              <mo fence="true" stretchy="false">(</mo>
                              <mrow>
                                <mrow>
                                  <mstyle mathvariant="bold">
                                    <mi mathvariant="normal">ρ</mi>
                                  </mstyle>
                                  <mo stretchy="false">−</mo>
                                  <mstyle mathvariant="bold">
                                    <mi>x</mi>
                                  </mstyle>
                                </mrow>
                              </mrow>
                              <mo fence="true" stretchy="false">)</mo>
                            </mrow>
                            <mo stretchy="false">−</mo>
                            <mi>z</mi>
                          </mrow>
                          <mstyle mathvariant="bold">
                            <mi mathvariant="normal">θ</mi>
                          </mstyle>
                        </mrow>
                      </mrow>
                      <mo fence="true" stretchy="false">|</mo>
                    </mrow>
                  </mrow>
                </mrow>
                <mo fence="true" stretchy="false">)</mo>
              </mrow>
              <mo stretchy="false">+</mo>
              <mi>I</mi>
            </mrow>
            <mrow>
              <mo fence="true" stretchy="false">(</mo>
              <mrow>
                <mrow>
                  <msub>
                    <mi>f</mi>
                    <mn>0</mn>
                  </msub>
                  <mrow>
                    <mo fence="true" stretchy="false">|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 mathvariant="normal">γ</mi>
                            </mrow>
                          </mrow>
                          <mo fence="true" stretchy="false">)</mo>
                        </mrow>
                        <mrow>
                          <mstyle mathvariant="bold">
                            <mi mathvariant="normal">ρ</mi>
                          </mstyle>
                          <mo stretchy="false">+</mo>
                          <mi mathvariant="normal">γ</mi>
                        </mrow>
                        <mrow>
                          <mstyle mathvariant="bold">
                            <mi>x</mi>
                          </mstyle>
                          <mo stretchy="false">−</mo>
                          <mi>z</mi>
                        </mrow>
                        <mstyle mathvariant="bold">
                          <mi mathvariant="normal">θ</mi>
                        </mstyle>
                      </mrow>
                    </mrow>
                    <mo fence="true" stretchy="false">|</mo>
                  </mrow>
                </mrow>
              </mrow>
              <mo fence="true" stretchy="false">)</mo>
            </mrow>
            <mi mathvariant="normal">@</mi>
          </mrow>
        </mtd>
      </mtr>
    </mtable>
    <annotation encoding="StarMath 5.0">D_Δ(bold %rho,bold x,bold θ) = 0.12184k^{2}L_0^{5/3} int_0^H dzC_n^2(z) %UxE114 2I(0)-I(f_0%rho) - I(f_0%rho(1-%gamma)) + I(f_0 lline bold %rho-%gamma bold x + z bold %theta rline) newline - I(f_0 lline %gamma bold x - z bold %theta rline) - I(f_0 lline %gamma(bold %rho- bold x)  - z bold %theta rline) + I(f_0 lline (1-%gamma)bold %rho + %gamma bold x - z bold %theta rline)%UxE115</annotation>
  </semantics>
</math>
</file>

<file path=Object 2/content.xml><?xml version="1.0" encoding="utf-8"?>
<math xmlns="http://www.w3.org/1998/Math/MathML" display="block">
  <semantics>
    <mrow>
      <mi mathvariant="italic">ATF</mi>
      <mrow>
        <mrow>
          <mo fence="true" stretchy="false">(</mo>
          <mrow>
            <mrow>
              <mrow>
                <mstyle mathvariant="bold">
                  <mi mathvariant="normal">ρ</mi>
                </mstyle>
                <mo stretchy="false">/</mo>
                <mi mathvariant="normal">λ</mi>
              </mrow>
              <mi>,</mi>
              <mstyle mathvariant="bold">
                <mi mathvariant="normal">θ</mi>
              </mstyle>
            </mrow>
          </mrow>
          <mo fence="true" stretchy="false">)</mo>
        </mrow>
        <mo stretchy="false">=</mo>
        <mrow>
          <mo stretchy="false">∫</mo>
          <mi>d</mi>
        </mrow>
      </mrow>
      <mstyle mathvariant="bold">
        <mi>x</mi>
      </mstyle>
      <mi>P</mi>
      <mrow>
        <mo fence="true" stretchy="false">(</mo>
        <mrow>
          <mstyle mathvariant="bold">
            <mi>x</mi>
          </mstyle>
        </mrow>
        <mo fence="true" stretchy="false">)</mo>
      </mrow>
      <mi>P</mi>
      <mrow>
        <mo fence="true" stretchy="false">(</mo>
        <mrow>
          <mrow>
            <mstyle mathvariant="bold">
              <mi>x</mi>
            </mstyle>
            <mo stretchy="false">+</mo>
            <mstyle mathvariant="bold">
              <mi mathvariant="normal">ρ</mi>
            </mstyle>
          </mrow>
        </mrow>
        <mo fence="true" stretchy="false">)</mo>
      </mrow>
      <mi>exp</mi>
      <mrow>
        <mo fence="true" stretchy="false">(</mo>
        <mrow>
          <mrow>
            <mrow>
              <mrow>
                <mo stretchy="false">−</mo>
                <mn>0.5</mn>
              </mrow>
              <mo stretchy="false">×</mo>
              <msub>
                <mi>D</mi>
                <mi mathvariant="normal">Δ</mi>
              </msub>
            </mrow>
            <mrow>
              <mo fence="true" stretchy="false">(</mo>
              <mrow>
                <mrow>
                  <mstyle mathvariant="bold">
                    <mi>x</mi>
                  </mstyle>
                  <mi>,</mi>
                  <mstyle mathvariant="bold">
                    <mi mathvariant="normal">ρ</mi>
                  </mstyle>
                  <mi>,</mi>
                  <mstyle mathvariant="bold">
                    <mi mathvariant="normal">θ</mi>
                  </mstyle>
                </mrow>
              </mrow>
              <mo fence="true" stretchy="false">)</mo>
            </mrow>
          </mrow>
        </mrow>
        <mo fence="true" stretchy="false">)</mo>
      </mrow>
    </mrow>
    <annotation encoding="StarMath 5.0">ATF( bold %rho/%lambda,bold %theta ) = int d bold x P( bold x)P(bold x + bold %rho )exp( -0.5 times D_%DELTA(bold x,bold %rho,bold %theta) )</annotation>
  </semantics>
</math>
</file>